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9b08" officeooo:paragraph-rsid="001f9b08"/>
    </style:style>
    <style:style style:name="P2" style:family="paragraph" style:parent-style-name="Standard">
      <style:text-properties officeooo:rsid="001f9b08" officeooo:paragraph-rsid="00241c1a"/>
    </style:style>
    <style:style style:name="P3" style:family="paragraph" style:parent-style-name="Standard">
      <style:text-properties officeooo:rsid="001f9b08" officeooo:paragraph-rsid="001f9b08"/>
    </style:style>
    <style:style style:name="P4" style:family="paragraph" style:parent-style-name="Standard">
      <style:text-properties officeooo:rsid="00290651" officeooo:paragraph-rsid="00290651"/>
    </style:style>
    <style:style style:name="T1" style:family="text">
      <style:text-properties officeooo:rsid="00241c1a"/>
    </style:style>
    <style:style style:name="T2" style:family="text">
      <style:text-properties officeooo:rsid="00258ede"/>
    </style:style>
    <style:style style:name="T3" style:family="text">
      <style:text-properties officeooo:rsid="00270f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to RINEX</text:p>
      <text:p text:style-name="P1"/>
      <text:p text:style-name="P1">Short description:</text:p>
      <text:p text:style-name="P2">to RINEX <text:span text:style-name="T2">app </text:span>generates files with GNSS <text:span text:style-name="T1">observation and navigation data in </text:span>R<text:span text:style-name="T1">INEX</text:span> <text:span text:style-name="T1">f</text:span>ormat </text:p>
      <text:p text:style-name="P1"/>
      <text:p text:style-name="P1">Full description:</text:p>
      <text:p text:style-name="P1">The application generates Receiver I<text:span text:style-name="T1">n</text:span>dependent E<text:span text:style-name="T1">x</text:span>change (RINEX) <text:span text:style-name="T1">format </text:span>files from Global Navigation Satellite Systems (GNSS) raw data acquired from the smartphone GNSS <text:span text:style-name="T1">own </text:span>receiver.</text:p>
      <text:p text:style-name="P1">To do it, the user is allowed to setup the parameters for raw data acquisition, to save observation and navigation raw data in files, to setup the metadata and parameters to generate RINEX files, and to perform the conversion from raw data to RINEX.</text:p>
      <text:p text:style-name="P1">The application <text:s/>stores the raw data and RINEX files in the Documents public directory for <text:span text:style-name="T2">their</text:span> further exploitation.</text:p>
      <text:p text:style-name="P1">Availability of observation and navigation data for the different systems, like GPS, GLONAS<text:span text:style-name="T3">S</text:span>, GALILEO, <text:span text:style-name="T1">BEIDOU, </text:span>SBAS, etc, will depend on smartphone receiver <text:span text:style-name="T1">capabilities</text:span>. GPS satellites L1 pseudorange, doppler and signal strength observables are available from all smartphone receivers, but other observables and the navigation message data only from some receivers.</text:p>
      <text:p text:style-name="P1">Each acquisition of GNSS raw data is performed with the receiver/phone placed in a fixed point. Observation data collected in a given point will be stored in an Observation Raw Data file. The set of files containing measurements from several related points are grouped in a survey. Navigation data collected during a survey are stored in a Navigation Raw Data file.</text:p>
      <text:p text:style-name="P1">The user can select the number of epochs and the epoch interval for each data acquisition.</text:p>
      <text:p text:style-name="P1">To allow user control on the acquisition process, the app shows the status of all satellites being tracked (satellite identification, signal quality, observables available) and the epoch time (GPS week and Time Of Week). Acquisition will start when the user click the Start Acquisition button, and finish when the preselected number of epochs have been received, or the acquisition aborted.</text:p>
      <text:p text:style-name="P1">This app requires at least Android 7.1 (API level 25), which is the first providing GNSS raw data measurements.</text:p>
      <text:p text:style-name="P1">When acquisition has finished the user has to setup the metadata to be included in RINEX headers. Also the user can provide parameters that would affect filtering of data to be used to generate the files, like constellations, satellites and observables.</text:p>
      <text:p text:style-name="P1">To generate RINEX files the user selects the the raw data files to be used and if the resulting file or files would contain data for one point or for several separated by"new site occupation" event records.</text:p>
      <text:p text:style-name="P1">All files generated by the application are text files. A file manager and a text editor can be used to manage and display them.</text:p>
      <text:p text:style-name="P1"/>
      <text:p text:style-name="P4">Release notes</text:p>
      <text:p text:style-name="P4">This toRINEX 3 version is full functional: data acquisition is not limited to few epocha, all RINEX metadata can be set, and it can generate navigation files for GPS, GLONASS and Galile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7:29:59.938166841</meta:creation-date>
    <dc:date>2020-07-30T18:07:38.832927558</dc:date>
    <meta:editing-duration>PT47M20S</meta:editing-duration>
    <meta:editing-cycles>6</meta:editing-cycles>
    <meta:generator>LibreOffice/4.2.8.2$Linux_X86_64 LibreOffice_project/420m0$Build-2</meta:generator>
    <meta:document-statistic meta:table-count="0" meta:image-count="0" meta:object-count="0" meta:page-count="1" meta:paragraph-count="18" meta:word-count="449" meta:character-count="2794" meta:non-whitespace-character-count="2359"/>
  </office:meta>
</office:document-meta>
</file>